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T1"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Arial1" fo:font-size="12pt" style:font-name-asian="Times New Roman" style:font-size-asian="12pt" style:font-name-complex="Times New Roman"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position="super 58%" fo:font-style="normal" fo:font-weight="normal" style:font-style-asian="normal" style:font-weight-asian="normal" style:font-style-complex="normal" style:font-weight-complex="normal"/>
    </style:style>
    <style:style style:name="T13" style:family="text">
      <style:text-properties style:text-position="0% 100%" fo:font-style="normal" fo:font-weight="normal" style:font-style-asian="normal" style:font-weight-asian="normal" style:font-style-complex="normal"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ation von Capability Maps</text:p>
      <text:p text:style-name="P4"/>
      <text:p text:style-name="P4"/>
      <text:p text:style-name="P4"/>
      <text:list xml:id="list7503198550196142828" text:style-name="L1">
        <text:list-item>
          <text:p text:style-name="P5">Einführung</text:p>
        </text:list-item>
        <text:list-item>
          <text:p text:style-name="P5">Repräsentation einer Capability</text:p>
          <text:list>
            <text:list-item>
              <text:p text:style-name="P5">Anforderungen</text:p>
            </text:list-item>
            <text:list-item>
              <text:p text:style-name="P5">Repräsentation</text:p>
              <text:list>
                <text:list-item>
                  <text:p text:style-name="P5">Reachability Sphere</text:p>
                </text:list-item>
                <text:list-item>
                  <text:p text:style-name="P5">Kompaktere Darstellung mit geometrischen Grundkörpern</text:p>
                </text:list-item>
              </text:list>
            </text:list-item>
            <text:list-item>
              <text:p text:style-name="P5">Umwandlung in Capability</text:p>
              <text:list>
                <text:list-item>
                  <text:p text:style-name="P5">Hauptkomponentenanalyse</text:p>
                </text:list-item>
                <text:list-item>
                  <text:p text:style-name="P5">Shape fitting</text:p>
                </text:list-item>
              </text:list>
            </text:list-item>
          </text:list>
        </text:list-item>
        <text:list-item>
          <text:p text:style-name="P5">Octree</text:p>
        </text:list-item>
        <text:list-item>
          <text:p text:style-name="P5">Interface</text:p>
        </text:list-item>
        <text:list-item>
          <text:p text:style-name="P5">Weitere Funktionalität</text:p>
          <text:list>
            <text:list-item>
              <text:p text:style-name="P5">Capability Map Visualisierung</text:p>
            </text:list-item>
            <text:list-item>
              <text:p text:style-name="P5">Capability Maps zusammenführen</text:p>
            </text:list-item>
          </text:list>
        </text:list-item>
        <text:list-item>
          <text:p text:style-name="P5">Testergebnisse/Evaluation</text:p>
        </text:list-item>
        <text:list-item>
          <text:p text:style-name="P5">Aussicht/Zusammenfassung</text:p>
        </text:list-item>
      </text:list>
      <text:p text:style-name="P4"/>
      <text:p text:style-name="P4"/>
      <text:p text:style-name="P4"/>
      <text:p text:style-name="P4"/>
      <text:p text:style-name="P4"/>
      <text:p text:style-name="P2">Einführung</text:p>
      <text:p text:style-name="P4"/>
      <text:p text:style-name="P4">Problem:</text:p>
      <text:p text:style-name="P4">Der Roboter weiß nicht, von welcher Richtung aus er einen Gegenstand greifen kann. Es müssen mehrere Richtungen ausprobiert werden und eventuell muss der Roboter sogar neu positioniert werden.</text:p>
      <text:p text:style-name="P4"/>
      <text:p text:style-name="P4">Lösung:</text:p>
      <text:p text:style-name="P4">Wenn der Roboter seinen Arbeitsbereich kennt und weiß, welche Greifrichtungen an welcher Armposition möglich sind, kann der Roboter so positioniert werden, dass der Gegenstand auf jeden Fall greifbar ist. Es entfallen auch sämtliche Berechnungen, die aufgrund der unerreichbaren Pose des Endeffektors nicht zu einer Lösung führen würden. Außerdem ist die Abfrage, ob eine bestimmte Pose möglich ist, schneller, als auf ein Ergebnis der inversen Kinematik zu warten.</text:p>
      <text:p text:style-name="P4"/>
      <text:p text:style-name="P4">Outline:</text:p>
      <text:p text:style-name="P4">Zunächst wird beschrieben, was eine Capability ist, wie sie berechnet wird und wie sie platzsparend im Speicher repräsentiert werden kann. Im nächsten Abschnitt wird beschrieben, wie eine Vielzahl an Capabilities mithilfe eines Octree's effizient organisiert wird. Das Interface um auf die einzelnen Capabilities zuzugreifen und weitere nützliche Abfragen werden in Abschnitt 4 beschrieben. In Abschnitt 5 schließlich wird eine generierte Capability Map einer Reihe von Tests unterzogen. Es wird verglichen, wie schnell die Capability Map im Vergleich zu herkömmlichen Abfragen ist und wie gut die erzielten Ergebnisse übereinstimmen.</text:p>
      <text:p text:style-name="P4"/>
      <text:p text:style-name="P4"/>
      <text:p text:style-name="P4"/>
      <text:p text:style-name="P2"><text:soft-page-break/>Repräsentation einer Capability</text:p>
      <text:p text:style-name="P1"/>
      <text:p text:style-name="P1">Wird der Endeffektor eines Roboterarms an eine bestimmte Position bewegt, so kann er diese Position von verschiedenen Richtungen aus erreichen. Die Gesamtheit aller Richtungen von denen aus ein bestimmter Ort erreicht werden kann wird im Folgenden Capability genannt. In der Regel existiert für jeden Endeffektor und für jede von diesem erreichbare Position eine individuelle Capability.</text:p>
      <text:p text:style-name="P1">Beginnend mit den Anforderungen an eine Capability wird in den nächsten Abschnitten erarbeitet, wie eine Capability berechnet und effizient im Speicher repräsentiert werden kann.</text:p>
      <text:p text:style-name="P1"/>
      <text:p text:style-name="P2"/>
      <text:p text:style-name="P2">Anforderungen</text:p>
      <text:p text:style-name="P1"/>
      <text:p text:style-name="P1">Eine Capability soll in der Lage sein, alle Richtungen, von denen aus ein bestimmter Ort mit dem Endeffektor erreicht werden kann, zu beschreiben. Um den kompletten Arbeitsbereich eines Roboters abzudecken sind sehr viele Capabilities nötig. Diese sollten also möglichst kompakt im Speicherbedarf sein und in absehbarer Zeit berechnet werden können. Da eine Capability dem Zweck dient, Informationen über die möglichen Greifrichtungen in kürzester Zeit zu gewinnen, muss eine derartige Abfrage möglich sein. Die Antwort sollte in jedem Fall schneller erfolgen, als eine ähnliche Abfrage über die inverse Kinematik.</text:p>
      <text:p text:style-name="P1"/>
      <text:p text:style-name="P1"/>
      <text:p text:style-name="P2">Berechnung</text:p>
      <text:p text:style-name="P4"/>
      <text:p text:style-name="P4">Um eine Capability erzeugen zu können, müssen zunächst einmal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5">n</text:span> unterschiedliche Richtungen durchgeführt. Je höher die Anzahl der <text:span text:style-name="T5">n</text:span> Stichproben ist, desto genauer kann die reale Capability abgebildet werden. Allerdings steigt damit auch der Rechenaufwand linear mit steigendem <text:span text:style-name="T5">n</text:span> an. Bildlich dargestellt ist der betrachtete Ortspunkt eine Kugel, auf deren Oberfläche sich <text:span text:style-name="T5">n</text:span> Punkte befinden. Jeder dieser <text:span text:style-name="T5">n</text:span><text:span text:style-name="T7"> Punkte stellt eine spezifische Richtung dar, von der aus die Kugel ergriffen werden kann (vgl. auch Abb. </text:span><text:span text:style-name="T8">X</text:span><text:span text:style-name="T9">).</text:span></text:p>
      <text:p text:style-name="P4"><text:span text:style-name="T9"/></text:p>
      <text:p text:style-name="P2"><text:span text:style-name="T9">[</text:span><text:span text:style-name="T7">TODO:</text:span><text:span text:style-name="T9"> Abbildung Reachability Sphere hinzufügen]</text:span></text:p>
      <text:p text:style-name="P1"><text:span text:style-name="T7"/></text:p>
      <text:p text:style-name="P4"><text:span text:style-name="T9"/></text:p>
      <text:p text:style-name="P4">Prinzipiell ist es egal, wie gleichmäßig die Punkte auf der Kugel verteilt sind, solange keine Region stark benachteiligt oder ausgelassen wird. In dieser Implementation ist es wichtig, dass die Punkte möglichst gleichverteilt sind, da im späteren Verlauf eine Hauptkomponentenanalyse durchgeführt wird, die empfindlich auf stärker und schwächer bevölkerte Regionen reagieren würde (siehe Abschnitt PCA <text:span text:style-name="T10">TODO:</text:span><text:span text:style-name="T11"> Kapitel Nr.</text:span>). Ein geeigneter Algorithmus um Punkte gleichmäßig auf einer Kugel zu verteilen ist eine Variante des von Saff et al. vorgestellten S<text:span text:style-name="T5">piral Point Algorithmus</text:span><text:span text:style-name="T7"> </text:span><text:span text:style-name="T8">[X]</text:span><text:span text:style-name="T9">. Die Variante nutzt den goldenen Winkel um die Punkte auf der Kugel zu verteilen, wodurch eine dichtere Verteilung der Punkte erzielt werden kann [@1]. Im Prinzip wird eine Kugel in </text:span><text:span text:style-name="T6">n</text:span><text:span text:style-name="T9"> Kugelschichten aufgeteilt und in jede der Schichten ein um den golden Winkel zum vorherigen Punkt verschobener Punkt auf der Oberfläche der aktuellen Schicht eingefügt. Der Algorithmus in Pseudocode:</text:span></text:p>
      <text:p text:style-name="P4"><text:soft-page-break/><text:span text:style-name="T9"/></text:p>
      <text:p text:style-name="P4"><text:span text:style-name="T9">distributePointsOnSphere(unsigned int n)</text:span></text:p>
      <text:p text:style-name="P4"><text:span text:style-name="T9">{</text:span></text:p>
      <text:p text:style-name="P4"><text:span text:style-name="T9"><text:s text:c="4"/>dz = 2.0 / n;</text:span></text:p>
      <text:p text:style-name="P4"><text:span text:style-name="T9"><text:s text:c="4"/>angle = 0.0;</text:span></text:p>
      <text:p text:style-name="P4"><text:span text:style-name="T9"><text:s text:c="4"/>z = 1.0 - dz / 2.0;</text:span></text:p>
      <text:p text:style-name="P4"><text:span text:style-name="T9"/></text:p>
      <text:p text:style-name="P4"><text:span text:style-name="T9"><text:s text:c="4"/>for (i &lt; n)</text:span></text:p>
      <text:p text:style-name="P4"><text:span text:style-name="T9"><text:s text:c="4"/>{</text:span></text:p>
      <text:p text:style-name="P4"><text:span text:style-name="T9"><text:s text:c="8"/>radius = sqrt(1.0 - </text:span><text:span text:style-name="T13">z</text:span><text:span text:style-name="T12">2</text:span><text:span text:style-name="T13">);</text:span></text:p>
      <text:p text:style-name="P4"><text:span text:style-name="T9"><text:s text:c="8"/>points[i] = Vector(cos(angle) * radius, sin(angle) * radius, z);</text:span></text:p>
      <text:p text:style-name="P4"><text:span text:style-name="T9"><text:s text:c="8"/>z = z - dz;</text:span></text:p>
      <text:p text:style-name="P4"><text:span text:style-name="T9"><text:s text:c="8"/>angle = angle + goldenAngle;</text:span></text:p>
      <text:p text:style-name="P4"><text:span text:style-name="T9"><text:s text:c="4"/>}</text:span></text:p>
      <text:p text:style-name="P4"><text:span text:style-name="T9"/></text:p>
      <text:p text:style-name="P4"><text:span text:style-name="T9"><text:s text:c="4"/>return points;</text:span></text:p>
      <text:p text:style-name="P4"><text:span text:style-name="T9">}</text:span></text:p>
      <text:p text:style-name="P4"/>
      <text:p text:style-name="P4"/>
      <text:p text:style-name="P4"/>
      <text:p text:style-name="P4">shapes, SFE, PCA, shape fitting</text:p>
      <text:p text:style-name="P4"/>
      <text:p text:style-name="P4"/>
      <text:p text:style-name="P4"/>
      <text:p text:style-name="P4"/>
      <text:p text:style-name="P4">Berechnung von 184280 Capabilities für PR2 (Auflösung 2,5 cm):</text:p>
      <text:p text:style-name="P4">Zeit: 3 h 6 min 37 sec</text:p>
      <text:p text:style-name="P4"/>
      <text:p text:style-name="P4"/>
      <text:p text:style-name="P2">Literaturverzeichnis</text:p>
      <text:p text:style-name="P1"/>
      <text:p text:style-name="P4">[1] <text:span text:style-name="T1">Franziska Zacharias, Christoph Borst, Gerd Hirzinger, </text:span>„<text:span text:style-name="T1">Capturing Robot Workspace Structure: Representing Robot Capabilities“, in </text:span><text:span text:style-name="T2">Proc. IEEE Int. Conf. on Intelligent Robots and </text:span><text:span text:style-name="T3">Systems (IROS),</text:span><text:span text:style-name="T1"> 2007.</text:span></text:p>
      <text:p text:style-name="P4"><text:span text:style-name="T1"/></text:p>
      <text:p text:style-name="P4"><text:span text:style-name="T1"/></text:p>
      <text:p text:style-name="P2"><text:span text:style-name="T4">Weblinks</text:span></text:p>
      <text:p text:style-name="P1"><text:span text:style-name="T4"/></text:p>
      <text:p text:style-name="P1"><text:span text:style-name="T4">[@1] http://web.archive.org/web/20120421191837/http://www.cgafaq.info/wiki/Evenly_distributed_points_on_sp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2-07T12:47:16.25</dc:date>
    <dc:creator>Jochen Kempfle</dc:creator>
    <meta:editing-duration>PT20H39M56S</meta:editing-duration>
    <meta:editing-cycles>7</meta:editing-cycles>
    <meta:generator>OpenOffice/4.0.1$Win32 OpenOffice.org_project/401m5$Build-9714</meta:generator>
    <meta:document-statistic meta:table-count="0" meta:image-count="0" meta:object-count="0" meta:page-count="3" meta:paragraph-count="54" meta:word-count="769" meta:character-count="5557"/>
  </office:meta>
</office:document-meta>
</file>